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2" style:family="table">
      <style:table-properties style:width="6.5in" table:align="margins"/>
    </style:style>
    <style:style style:name="Table2.A" style:family="table-column">
      <style:table-column-properties style:column-width="5.7778in" style:rel-column-width="58251*"/>
    </style:style>
    <style:style style:name="Table2.B" style:family="table-column">
      <style:table-column-properties style:column-width="0.7222in" style:rel-column-width="7284*"/>
    </style:style>
    <style:style style:name="Table2.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6" style:family="table">
      <style:table-properties style:width="6.5in" table:align="margins"/>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7" style:family="table">
      <style:table-properties style:width="6.5in" table:align="margins"/>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9" style:family="table">
      <style:table-properties style:width="6.5in" table:align="margins"/>
    </style:style>
    <style:style style:name="Table19.A" style:family="table-column">
      <style:table-column-properties style:column-width="5.7778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5in" table:align="margins"/>
    </style:style>
    <style:style style:name="Table20.A" style:family="table-column">
      <style:table-column-properties style:column-width="5.7778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5in" table:align="margins"/>
    </style:style>
    <style:style style:name="Table22.A" style:family="table-column">
      <style:table-column-properties style:column-width="5.7778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5in" table:align="margins"/>
    </style:style>
    <style:style style:name="Table23.A" style:family="table-column">
      <style:table-column-properties style:column-width="5.7778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5in" table:align="margins"/>
    </style:style>
    <style:style style:name="Table24.A" style:family="table-column">
      <style:table-column-properties style:column-width="5.7778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5in" table:align="margins"/>
    </style:style>
    <style:style style:name="Table25.A" style:family="table-column">
      <style:table-column-properties style:column-width="5.7778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5in" table:align="margins"/>
    </style:style>
    <style:style style:name="Table26.A" style:family="table-column">
      <style:table-column-properties style:column-width="5.7778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5in" table:align="margins"/>
    </style:style>
    <style:style style:name="Table27.A" style:family="table-column">
      <style:table-column-properties style:column-width="5.7778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5in" table:align="margins"/>
    </style:style>
    <style:style style:name="Table28.A" style:family="table-column">
      <style:table-column-properties style:column-width="5.7778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29" style:family="table">
      <style:table-properties style:width="6.5in" table:align="margins"/>
    </style:style>
    <style:style style:name="Table29.A" style:family="table-column">
      <style:table-column-properties style:column-width="5.7778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0" style:family="table">
      <style:table-properties style:width="6.5in" table:align="margins"/>
    </style:style>
    <style:style style:name="Table30.A" style:family="table-column">
      <style:table-column-properties style:column-width="5.7778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36" style:family="table">
      <style:table-properties style:width="6.5in" table:align="margins"/>
    </style:style>
    <style:style style:name="Table36.A" style:family="table-column">
      <style:table-column-properties style:column-width="5.7778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5in" table:align="margins"/>
    </style:style>
    <style:style style:name="Table37.A" style:family="table-column">
      <style:table-column-properties style:column-width="5.7778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44" style:family="table">
      <style:table-properties style:width="6.5in" table:align="margins"/>
    </style:style>
    <style:style style:name="Table44.A" style:family="table-column">
      <style:table-column-properties style:column-width="5.7778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5in" table:align="margins"/>
    </style:style>
    <style:style style:name="Table45.A" style:family="table-column">
      <style:table-column-properties style:column-width="5.7778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5in" table:align="margins"/>
    </style:style>
    <style:style style:name="Table46.A" style:family="table-column">
      <style:table-column-properties style:column-width="5.7778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39" style:family="table">
      <style:table-properties style:width="6.5in" table:align="margins"/>
    </style:style>
    <style:style style:name="Table39.A" style:family="table-column">
      <style:table-column-properties style:column-width="5.7778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5in" table:align="margins"/>
    </style:style>
    <style:style style:name="Table40.A" style:family="table-column">
      <style:table-column-properties style:column-width="5.7778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5in" table:align="margins"/>
    </style:style>
    <style:style style:name="Table41.A" style:family="table-column">
      <style:table-column-properties style:column-width="5.7778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38" style:family="table">
      <style:table-properties style:width="6.5in" table:align="margins"/>
    </style:style>
    <style:style style:name="Table38.A" style:family="table-column">
      <style:table-column-properties style:column-width="5.7778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42" style:family="table">
      <style:table-properties style:width="6.5in" table:align="margins"/>
    </style:style>
    <style:style style:name="Table42.A" style:family="table-column">
      <style:table-column-properties style:column-width="5.7778in" style:rel-column-width="58251*"/>
    </style:style>
    <style:style style:name="Table42.B" style:family="table-column">
      <style:table-column-properties style:column-width="0.7222in" style:rel-column-width="7284*"/>
    </style:style>
    <style:style style:name="Table42.A1" style:family="table-cell">
      <style:table-cell-properties style:vertical-align="middle" fo:padding="0.0382in" fo:border="none"/>
    </style:style>
    <style:style style:name="Table43" style:family="table">
      <style:table-properties style:width="6.5in" table:align="margins"/>
    </style:style>
    <style:style style:name="Table43.A" style:family="table-column">
      <style:table-column-properties style:column-width="5.7778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31" style:family="table">
      <style:table-properties style:width="6.5in" table:align="margins"/>
    </style:style>
    <style:style style:name="Table31.A" style:family="table-column">
      <style:table-column-properties style:column-width="5.7778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5in" table:align="margins"/>
    </style:style>
    <style:style style:name="Table32.A" style:family="table-column">
      <style:table-column-properties style:column-width="5.7778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5in" table:align="margins"/>
    </style:style>
    <style:style style:name="Table33.A" style:family="table-column">
      <style:table-column-properties style:column-width="5.7778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5in" table:align="margins"/>
    </style:style>
    <style:style style:name="Table34.A" style:family="table-column">
      <style:table-column-properties style:column-width="5.7778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5in" table:align="margins"/>
    </style:style>
    <style:style style:name="Table35.A" style:family="table-column">
      <style:table-column-properties style:column-width="5.7778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
      <style:paragraph-properties fo:text-align="center" style:justify-single-word="false"/>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5.6071in" style:type="right" style:leader-style="dotted" style:leader-text="."/>
        </style:tab-stops>
      </style:paragraph-properties>
    </style:style>
    <style:style style:name="P20" style:family="paragraph" style:parent-style-name="Text_20_body" style:master-page-name="Title_20_page">
      <style:paragraph-properties style:page-number="auto"/>
    </style:style>
    <style:style style:name="P21"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2"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3" style:family="paragraph" style:parent-style-name="Text_20_body" style:master-page-name="First_20_right_20_numbered_20_page">
      <style:paragraph-properties style:page-number="1" fo:break-before="page"/>
    </style:style>
    <style:style style:name="P24" style:family="paragraph" style:parent-style-name="Text_20_body" style:list-style-name="L1">
      <style:text-properties style:font-name="Times New Roman1" fo:font-size="12pt" style:font-size-asian="12pt" style:font-size-complex="12pt"/>
    </style:style>
    <style:style style:name="P25" style:family="paragraph" style:parent-style-name="Text_20_body" style:list-style-name="L5">
      <style:text-properties style:font-name="Times New Roman1" fo:font-size="12pt" style:font-size-asian="12pt" style:font-size-complex="12pt"/>
    </style:style>
    <style:style style:name="P26" style:family="paragraph" style:parent-style-name="Text_20_body" style:list-style-name="L6">
      <style:text-properties style:font-name="Times New Roman1" fo:font-size="12pt" style:font-size-asian="12pt" style:font-size-complex="12pt"/>
    </style:style>
    <style:style style:name="P27"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Standard" style:list-style-name="L1"/>
    <style:style style:name="P31" style:family="paragraph" style:parent-style-name="Standard" style:list-style-name="L3">
      <style:text-properties style:font-name="Times New Roman1" fo:font-size="12pt" style:font-size-asian="12pt" style:font-size-complex="12pt"/>
    </style:style>
    <style:style style:name="P32" style:family="paragraph" style:parent-style-name="Heading_20_1">
      <style:text-properties style:font-name="Times New Roman1" fo:font-size="12pt" style:font-size-asian="12pt" style:font-size-complex="12pt"/>
    </style:style>
    <style:style style:name="P33" style:family="paragraph" style:parent-style-name="Heading_20_2">
      <style:text-properties style:font-name="Times New Roman1" fo:font-size="12pt" style:font-size-asian="12pt" style:font-size-complex="12pt"/>
    </style:style>
    <style:style style:name="P34" style:family="paragraph" style:parent-style-name="Heading_20_3">
      <style:text-properties style:font-name="Times New Roman1" fo:font-size="12pt" style:font-size-asian="12pt" style:font-size-complex="12pt"/>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style:font-name="Times New Roman1" fo:font-size="12pt" style:font-size-asian="12pt" style:font-size-complex="12pt"/>
    </style:style>
    <style:style style:name="T8" style:family="text">
      <style:text-properties style:text-position="super 58%" style:font-name="Times New Roman1" fo:font-size="12pt" fo:font-style="italic" style:font-size-asian="12pt" style:font-style-asian="italic" style:font-size-complex="12pt" style:font-style-complex="italic"/>
    </style:style>
    <style:style style:name="T9" style:family="text">
      <style:text-properties style:text-position="super 58%" fo:font-style="italic" style:font-style-asian="italic" style:font-style-complex="italic"/>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bold"/>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4/09</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4"><text:tab/>fax: 865-572-0680</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ABGV <text:tab/>1</text:p>
          <text:p text:style-name="P18">2 <text:s/>Legendre scaling functions and multiwavelets <text:tab/>1</text:p>
          <text:p text:style-name="P17">2.1 <text:s/>Scaling functions <text:tab/>1</text:p>
          <text:p text:style-name="P17">2.2 <text:s/>Telescoping series <text:tab/>2</text:p>
          <text:p text:style-name="P17">2.3 <text:s/>Multi-wavelets <text:tab/>2</text:p>
          <text:p text:style-name="P17">2.4 <text:s text:c="2"/>Function approximation in the scaling function basis <text:tab/>2</text:p>
          <text:p text:style-name="P17">2.5 <text:s/>Wavelet transform <text:tab/>4</text:p>
          <text:p text:style-name="P17">2.6 <text:s/>Properties of the scaling functions <text:tab/>4</text:p>
          <text:p text:style-name="P19">2.6.1 <text:s/>Symmetry<text:tab/>4</text:p>
          <text:p text:style-name="P19">2.6.2 <text:s/>Derivatives<text:tab/>4</text:p>
          <text:p text:style-name="P19">2.6.3 <text:s/>Values at end points<text:tab/>4</text:p>
          <text:p text:style-name="P18">3 <text:s/>User and simulation coordinates <text:tab/>5</text:p>
          <text:p text:style-name="P17">3.1 <text:s/>Normalization of scaling functions in the user coordinates <text:tab/>5</text:p>
          <text:p text:style-name="P18">4 <text:s/>Function approximation <text:tab/>6</text:p>
          <text:p text:style-name="P17">4.1 <text:s/>Evaluation <text:tab/>6</text:p>
          <text:p text:style-name="P17">4.2 <text:s/>Projection into the scaling function basis <text:tab/>6</text:p>
          <text:p text:style-name="P17">4.3 <text:s/>Truncation criteria <text:tab/>7</text:p>
          <text:p text:style-name="P19">4.3.1 <text:s/>Mode 0 - the default<text:tab/>7</text:p>
          <text:p text:style-name="P19">4.3.2 <text:s/>Mode 1<text:tab/>7</text:p>
          <text:p text:style-name="P19">4.3.3 <text:s/>Mode 2<text:tab/>7</text:p>
          <text:p text:style-name="P17">4.4 <text:s/>Adaptive refinement <text:tab/>8</text:p>
          <text:p text:style-name="P18">5 <text:s/>Unary operations <text:tab/>8</text:p>
          <text:p text:style-name="P17">5.1 <text:s/>Function norm <text:tab/>8</text:p>
          <text:p text:style-name="P17">5.2 <text:s/>Squaring <text:tab/>8</text:p>
          <text:p text:style-name="P17">5.3 <text:s/>General unary operation <text:tab/>8</text:p>
          <text:p text:style-name="P18">6 <text:s/>Binary operations <text:tab/>8</text:p>
          <text:p text:style-name="P17">6.1 <text:s/>Inner product of two functions <text:tab/>8</text:p>
          <text:p text:style-name="P17">6.2 <text:s/>Function addition and subtraction <text:tab/>9</text:p>
          <text:p text:style-name="P17">6.3 <text:s/>Point-wise multiplication <text:tab/>9</text:p>
          <text:p text:style-name="P19">6.3.1 <text:s/>Evaluating the function at the quadrature points<text:tab/>10</text:p>
          <text:p text:style-name="P18">7 <text:s/>Error estimation <text:tab/>11</text:p>
          <text:p text:style-name="P18">8 <text:s/>Data structures <text:tab/>11</text:p>
          <text:p text:style-name="P17">8.1 <text:s/>Maintaining consistent state of the 2d-tree <text:tab/>12</text:p>
          <text:p text:style-name="P18">9 <text:s/>Returning new functions – selection of default parameters <text:tab/>13</text:p>
          <text:p text:style-name="P17">9.1 <text:s/>Unary operations (e.g., scaling, squaring, copying, type conversion) <text:tab/>13</text:p>
          <text:p text:style-name="P17">9.2 <text:s/>Binary operations (e.g., addition, multiplication) <text:tab/>13</text:p>
          <text:p text:style-name="P17">9.3 <text:s/>Ternary and higher operations <text:tab/>14</text:p>
          <text:p text:style-name="P17">9.4 <text:s/>C++ operator overloading and order of evaluation <text:tab/>14</text:p>
          <text:p text:style-name="P17">9.5 <text:s/>Overriding above behaviors <text:tab/>14</text:p>
        </text:index-body>
      </text:table-of-content>
      <text:p text:style-name="P4"/>
      <text:p text:style-name="P4"/>
      <text:p text:style-name="P4"/>
      <text:p text:style-name="P22"><text:s/></text:p>
      <text:p text:style-name="P23">This document provides reference information concerning the mathematics, numerics, algorithms, and design of the multiresolution capabilities of MADNESS. The information herein will be useful to both users of MADNESS and implementers of new capabilities within MADNESS.</text:p>
      <text:h text:style-name="Heading_20_1" text:outline-level="1">ABGV</text:h>
      <text:p text:style-name="Text_20_body">And references therein: that from which (nearly) all else follows.</text:p>
      <text:p text:style-name="P4">B. Alpert, G. Beylkin, D. Gines, L. Vozovoi, <text:a xlink:type="simple" xlink:href="http://math.nist.gov/%7EBAlpert/mwpde.pdf">Adaptive Solution of Partial Differential Equations in Multiwavelet Bases,</text:a> <text:span text:style-name="T4">Journal of Computational Physics </text:span><text:span text:style-name="T13">182</text:span>, 149-190 (2002). </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 draw:name="Objekt4" text:anchor-type="as-char" svg:width="2.6075in" svg:height="0.4626in" draw:z-index="30"><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3"><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6"><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4"><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2" draw:name="Object5" text:anchor-type="as-char" svg:width="1.6665in" svg:height="0.2327in" draw:z-index="31"><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25"><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xml:id="list42229852" text:style-name="L1">
        <text:list-item>
          <text:p text:style-name="P30"><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26"><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27"><draw:object xlink:href="./Object 10" xlink:type="simple" xlink:show="embed" xlink:actuate="onLoad"/><draw:image xlink:href="./ObjectReplacements/Object 10" xlink:type="simple" xlink:show="embed" xlink:actuate="onLoad"/></draw:frame></text:span><text:span text:style-name="T1">.</text:span></text:p>
        </text:list-item>
        <text:list-item>
          <text:p text:style-name="P24"><text:span text:style-name="T1">Containment forming a ladder of spaces </text:span><text:span text:style-name="T1"><draw:frame draw:style-name="fr2" draw:name="Object10" text:anchor-type="as-char" svg:width="1.2165in" svg:height="0.2327in" draw:z-index="28"><draw:object xlink:href="./Object 11" xlink:type="simple" xlink:show="embed" xlink:actuate="onLoad"/><draw:image xlink:href="./ObjectReplacements/Object 11" xlink:type="simple" xlink:show="embed" xlink:actuate="onLoad"/></draw:frame></text:span><text:span text:style-name="T1">.</text:span></text:p>
        </text:list-item>
        <text:list-item>
          <text:p text:style-name="P24">Translation and dilation, c.f., <text:sequence-ref text:reference-format="text" text:ref-name="refText1">(2)</text:sequence-ref>.</text:p>
        </text:list-item>
        <text:list-item>
          <text:p text:style-name="P24"><text:span text:style-name="T1">Orthonormality within a scale </text:span><text:span text:style-name="T1"><draw:frame draw:style-name="fr2" draw:name="Object11" text:anchor-type="as-char" svg:width="1.9484in" svg:height="0.411in" draw:z-index="29"><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2" draw:name="Object12" text:anchor-type="as-char" svg:width="3.272in" svg:height="0.9272in" draw:z-index="3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33"><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35"><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text:span><text:span text:style-name="T1">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2" draw:name="Object15" text:anchor-type="as-char" svg:width="2.4917in" svg:height="0.2555in" draw:z-index="44"><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5">n </text:span><text:span text:style-name="T5"><draw:frame draw:style-name="fr2" draw:name="Object16" text:anchor-type="as-char" svg:width="0.2984in" svg:height="0.2327in" draw:z-index="3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3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3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3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2" draw:name="Object20" text:anchor-type="as-char" svg:width="3.5035in" svg:height="0.6591in" draw:z-index="45"><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40"><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41"><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xml:id="list42209940" text:style-name="L2">
        <text:list-item>
          <text:p text:style-name="P28">Decomposition of <draw:frame draw:style-name="fr2" draw:name="Object23" text:anchor-type="as-char" svg:width="0.261in" svg:height="0.2327in" draw:z-index="42"><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2" draw:name="Object24" text:anchor-type="as-char" svg:width="2.0953in" svg:height="0.2327in" draw:z-index="4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xml:id="list42218495" text:style-name="L3">
        <text:list-item>
          <text:p text:style-name="P31">Translation and dilation <draw:frame draw:style-name="fr2" draw:name="Object25" text:anchor-type="as-char" svg:width="1.661in" svg:height="0.2327in" draw:z-index="43"><draw:object xlink:href="./Object 26" xlink:type="simple" xlink:show="embed" xlink:actuate="onLoad"/><draw:image xlink:href="./ObjectReplacements/Object 26" xlink:type="simple" xlink:show="embed" xlink:actuate="onLoad"/></draw:frame></text:p>
        </text:list-item>
        <text:list-item>
          <text:p text:style-name="P29">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2" draw:name="Object26" text:anchor-type="as-char" svg:width="2.5425in" svg:height="0.9717in" draw:z-index="47"><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2" draw:name="Object27" text:anchor-type="as-char" svg:width="2.0516in" svg:height="0.9634in" draw:z-index="54"><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2" draw:name="Object28" text:anchor-type="as-char" svg:width="2.8583in" svg:height="1.0638in" draw:z-index="48"><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2" draw:name="Object29" text:anchor-type="as-char" svg:width="2.8736in" svg:height="1.0953in" draw:z-index="49"><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1"><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50"><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51"><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52"><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53"><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6">Table <text:sequence text:ref-name="refTable0" text:name="Table" text:formula="ooow:Table+1" style:num-format="1">1</text:sequence>: Multi-wavelet filter coefficients for Legendre polynomials, <text:span text:style-name="T5">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text:soft-page-break/></text:p>
      <text:p text:style-name="P4"/>
      <text:h text:style-name="Heading_20_2" text:outline-level="2">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2" draw:name="Object33" text:anchor-type="as-char" svg:width="3.3571in" svg:height="2.272in" draw:z-index="55"><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5">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2" draw:name="Object35" text:anchor-type="as-char" svg:width="2.1272in" svg:height="0.5437in" draw:z-index="5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2" draw:name="Object36" text:anchor-type="as-char" svg:width="3.0835in" svg:height="0.4626in" draw:z-index="5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2" draw:name="Object37" text:anchor-type="as-char" svg:width="1.5693in" svg:height="0.2327in" draw:z-index="5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2" draw:name="Object38" text:anchor-type="as-char" svg:width="3.9972in" svg:height="0.4075in" draw:z-index="5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text:soft-page-break/>Values at end points</text:h>
      <text:p text:style-name="P4"><text:s/></text:p>
      <table:table table:name="Table17" table:style-name="Table17">
        <table:table-column table:style-name="Table17.A"/>
        <table:table-column table:style-name="Table17.B"/>
        <table:table-header-rows>
          <table:table-row>
            <table:table-cell table:style-name="Table17.A1" office:value-type="string">
              <text:p text:style-name="P14"><draw:frame draw:style-name="fr2" draw:name="Object39" text:anchor-type="as-char" svg:width="2.3563in" svg:height="1.352in" draw:z-index="63"><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60"><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61"><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62"><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2" draw:name="Object43" text:anchor-type="as-char" svg:width="2.3429in" svg:height="0.7402in" draw:z-index="6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2" draw:name="Object44" text:anchor-type="as-char" svg:width="1.6354in" svg:height="0.4709in" draw:z-index="6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66"><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text:soft-page-break/>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67"><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4"><draw:frame draw:style-name="fr2" draw:name="Object47" text:anchor-type="as-char" svg:width="4.6354in" svg:height="0.4862in" draw:z-index="69"><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2" draw:name="Object48" text:anchor-type="as-char" svg:width="2.5417in" svg:height="0.3402in" draw:z-index="70"><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68"><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2" draw:name="Object50" text:anchor-type="as-char" svg:width="3.8535in" svg:height="2.4535in" draw:z-index="7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72"><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73"><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74"><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text:span><text:soft-page-break/><text:span text:style-name="T1">coefficients and the approximate function values at the quadrature points (</text:span><text:span text:style-name="T1"><draw:frame draw:style-name="fr2" draw:name="Object54" text:anchor-type="as-char" svg:width="0.8693in" svg:height="0.2091in" draw:z-index="7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2" draw:name="Object55" text:anchor-type="as-char" svg:width="2.0181in" svg:height="0.6339in" draw:z-index="77"><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4"><draw:frame draw:style-name="fr2" draw:name="Object56" text:anchor-type="as-char" svg:width="2.5429in" svg:height="1.0484in" draw:z-index="78"><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76"><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34"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2" draw:name="Object58" text:anchor-type="as-char" svg:width="1.439in" svg:height="0.4083in" draw:z-index="79"><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2" draw:name="Object59" text:anchor-type="as-char" svg:width="1.5783in" svg:height="0.2571in" draw:z-index="80"><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ext:soft-page-break/>
          <table:table-row>
            <table:table-cell table:style-name="Table27.A1" office:value-type="string">
              <text:p text:style-name="P14"><draw:frame draw:style-name="fr2" draw:name="Object60" text:anchor-type="as-char" svg:width="4.6634in" svg:height="0.7866in" draw:z-index="8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82"><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4"><draw:frame draw:style-name="fr2" draw:name="Object62" text:anchor-type="as-char" svg:width="1.0736in" svg:height="0.2571in" draw:z-index="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2" draw:name="Object63" text:anchor-type="as-char" svg:width="2.7661in" svg:height="0.4626in" draw:z-index="10"><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5">2l</text:span> and <text:span text:style-name="T5">2l+1</text:span> at level <text:span text:style-name="T5">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32" text:outline-level="1">Unary operations</text:h>
      <text:h text:style-name="P33"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2" draw:name="Object64" text:anchor-type="as-char" svg:width="2.2201in" svg:height="0.9547in" draw:z-index="83"><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33" text:outline-level="2"><text:soft-page-break/>Squaring</text:h>
      <text:p text:style-name="P4">This is a special case of multiplication; please look below.</text:p>
      <text:h text:style-name="P33"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2" draw:name="Object79" text:anchor-type="as-char" svg:width="2.4429in" svg:height="0.3402in" draw:z-index="88"><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xml:id="list42210152" text:style-name="L4">
        <text:list-item>
          <text:p text:style-name="P27">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27">Present with coefficients – be happy.</text:p>
        </text:list-item>
        <text:list-item>
          <text:p text:style-name="P27">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84"><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85"><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86"><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87"><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3">(44)</text:sequence-ref></text:span><text:span text:style-name="T3"> tells us how to compute the function value at the quadrature points on the lowest level and we can project onto </text:span><text:soft-page-break/><text:span text:style-name="T3">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2" draw:name="Object84" text:anchor-type="as-char" svg:width="2.4189in" svg:height="0.3402in" draw:z-index="93"><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2">Recurring down is also a little tricky. We always have at least the coefficients for the central box with translation </text:span><text:span text:style-name="T5">l</text:span><text:span text:style-name="T12">. This yields children </text:span><text:span text:style-name="T5">2l</text:span><text:span text:style-name="T12"> and </text:span><text:span text:style-name="T5">2l+1</text:span><text:span text:style-name="T12">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2" draw:name="Object107" text:anchor-type="as-char" svg:width="1.6189in" svg:height="0.461in" draw:z-index="94"><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2">For large </text:span><text:span text:style-name="T12"><draw:frame draw:style-name="fr2" draw:name="Object108" text:anchor-type="as-char" svg:width="0.1673in" svg:height="0.1839in" draw:z-index="89"><draw:object xlink:href="./Object 109" xlink:type="simple" xlink:show="embed" xlink:actuate="onLoad"/><draw:image xlink:href="./ObjectReplacements/Object 109" xlink:type="simple" xlink:show="embed" xlink:actuate="onLoad"/></draw:frame></text:span><text:span text:style-name="T12"> this becomes highly oscillatory and impractical to apply exactly. However, when applied to a function that is known to be band limited we can neglect components in </text:span><text:span text:style-name="T12"><draw:frame draw:style-name="fr2" draw:name="Object109" text:anchor-type="as-char" svg:width="0.2598in" svg:height="0.2083in" draw:z-index="90"><draw:object xlink:href="./Object 110" xlink:type="simple" xlink:show="embed" xlink:actuate="onLoad"/><draw:image xlink:href="./ObjectReplacements/Object 110" xlink:type="simple" xlink:show="embed" xlink:actuate="onLoad"/></draw:frame></text:span><text:span text:style-name="T12"> outside the band limit which causes it to decay. Furthermore, combining application of the propagator with application of a filter enables us to knowingly control high-frequency numerical noise introduced by truncation of the </text:span><text:span text:style-name="T12">basis (essential for fast computation) and the high-frequencies inherent in the multiwavelet basis (due both to their polynomial form and discontinuous support).</text:span></text:p>
      <text:p text:style-name="P12">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2" draw:name="Object110" text:anchor-type="as-char" svg:width="1.1264in" svg:height="0.3591in" draw:z-index="95"><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2" draw:name="Object111" text:anchor-type="as-char" svg:width="0.5972in" svg:height="0.1917in" draw:z-index="91"><draw:object xlink:href="./Object 112" xlink:type="simple" xlink:show="embed" xlink:actuate="onLoad"/><draw:image xlink:href="./ObjectReplacements/Object 112" xlink:type="simple" xlink:show="embed" xlink:actuate="onLoad"/></draw:frame> that smoothly switches near <draw:frame draw:style-name="fr2" draw:name="Object112" text:anchor-type="as-char" svg:width="0.3925in" svg:height="0.1839in" draw:z-index="92"><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6">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2" draw:name="Object113" text:anchor-type="as-char" svg:width="1.2075in" svg:height="0.261in" draw:z-index="96"><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2" draw:name="Object117" text:anchor-type="as-char" svg:width="0.4626in" svg:height="0.1839in" draw:z-index="97"><draw:object xlink:href="./Object 118" xlink:type="simple" xlink:show="embed" xlink:actuate="onLoad"/><draw:image xlink:href="./ObjectReplacements/Object 118" xlink:type="simple" xlink:show="embed" xlink:actuate="onLoad"/></draw:frame> this deviates from unity by about <draw:frame draw:style-name="fr2" draw:name="Object118" text:anchor-type="as-char" svg:width="0.4071in" svg:height="0.2075in" draw:z-index="98"><draw:object xlink:href="./Object 119" xlink:type="simple" xlink:show="embed" xlink:actuate="onLoad"/><draw:image xlink:href="./ObjectReplacements/Object 119" xlink:type="simple" xlink:show="embed" xlink:actuate="onLoad"/></draw:frame>. This implies that if frequencies up to a band limit <draw:frame draw:style-name="fr2" draw:name="Object114" text:anchor-type="as-char" svg:width="0.402in" svg:height="0.2083in" draw:z-index="99"><draw:object xlink:href="./Object 115" xlink:type="simple" xlink:show="embed" xlink:actuate="onLoad"/><draw:image xlink:href="./ObjectReplacements/Object 115" xlink:type="simple" xlink:show="embed" xlink:actuate="onLoad"/></draw:frame> are desired to be accurate to a precision <draw:frame draw:style-name="fr2" draw:name="Object115" text:anchor-type="as-char" svg:width="0.1583in" svg:height="0.1839in" draw:z-index="100"><draw:object xlink:href="./Object 116" xlink:type="simple" xlink:show="embed" xlink:actuate="onLoad"/><draw:image xlink:href="./ObjectReplacements/Object 116" xlink:type="simple" xlink:show="embed" xlink:actuate="onLoad"/></draw:frame> after <draw:frame draw:style-name="fr2" draw:name="Object116" text:anchor-type="as-char" svg:width="0.2035in" svg:height="0.1839in" draw:z-index="101"><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2" draw:name="Object119" text:anchor-type="as-char" svg:width="1.1634in" svg:height="0.2319in" draw:z-index="102"><draw:object xlink:href="./Object 120" xlink:type="simple" xlink:show="embed" xlink:actuate="onLoad"/><draw:image xlink:href="./ObjectReplacements/Object 120" xlink:type="simple" xlink:show="embed" xlink:actuate="onLoad"/></draw:frame> or <draw:frame draw:style-name="fr2" draw:name="Object120" text:anchor-type="as-char" svg:width="1.2563in" svg:height="0.2319in" draw:z-index="103"><draw:object xlink:href="./Object 121" xlink:type="simple" xlink:show="embed" xlink:actuate="onLoad"/><draw:image xlink:href="./ObjectReplacements/Object 121" xlink:type="simple" xlink:show="embed" xlink:actuate="onLoad"/></draw:frame>. For a precision of 10<text:span text:style-name="T6">-3</text:span> in the highest frequency (lower frequencies will much more accurate) after 10<text:span text:style-name="T6">5</text:span> steps we would choose <draw:frame draw:style-name="fr2" draw:name="Object121" text:anchor-type="as-char" svg:width="0.9319in" svg:height="0.2091in" draw:z-index="104"><draw:object xlink:href="./Object 122" xlink:type="simple" xlink:show="embed" xlink:actuate="onLoad"/><draw:image xlink:href="./ObjectReplacements/Object 122" xlink:type="simple" xlink:show="embed" xlink:actuate="onLoad"/></draw:frame>. Similarly, for <draw:frame draw:style-name="fr2" draw:name="Object124" text:anchor-type="as-char" svg:width="0.4626in" svg:height="0.1839in" draw:z-index="105"><draw:object xlink:href="./Object 125" xlink:type="simple" xlink:show="embed" xlink:actuate="onLoad"/><draw:image xlink:href="./ObjectReplacements/Object 125" xlink:type="simple" xlink:show="embed" xlink:actuate="onLoad"/></draw:frame> the filter <draw:frame draw:style-name="fr2" draw:name="Object126" text:anchor-type="as-char" svg:width="0.4425in" svg:height="0.1917in" draw:z-index="106"><draw:object xlink:href="./Object 127" xlink:type="simple" xlink:show="embed" xlink:actuate="onLoad"/><draw:image xlink:href="./ObjectReplacements/Object 127" xlink:type="simple" xlink:show="embed" xlink:actuate="onLoad"/></draw:frame> differs from zero by circa <draw:frame draw:style-name="fr2" draw:name="Object125" text:anchor-type="as-char" svg:width="0.3492in" svg:height="0.2075in" draw:z-index="107"><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2" draw:name="Object127" text:anchor-type="as-char" svg:width="0.1575in" svg:height="0.1839in" draw:z-index="108"><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2" draw:name="Object123" text:anchor-type="as-char" svg:width="0.8299in" svg:height="0.2083in" draw:z-index="109"><draw:object xlink:href="./Object 124" xlink:type="simple" xlink:show="embed" xlink:actuate="onLoad"/><draw:image xlink:href="./ObjectReplacements/Object 124" xlink:type="simple" xlink:show="embed" xlink:actuate="onLoad"/></draw:frame> where <draw:frame draw:style-name="fr2" draw:name="Object128" text:anchor-type="as-char" svg:width="0.9146in" svg:height="0.2083in" draw:z-index="110"><draw:object xlink:href="./Object 129" xlink:type="simple" xlink:show="embed" xlink:actuate="onLoad"/><draw:image xlink:href="./ObjectReplacements/Object 129" xlink:type="simple" xlink:show="embed" xlink:actuate="onLoad"/></draw:frame>. The wave length associated with a frequency <draw:frame draw:style-name="fr2" draw:name="Object129" text:anchor-type="as-char" svg:width="0.1602in" svg:height="0.1839in" draw:z-index="111"><draw:object xlink:href="./Object 130" xlink:type="simple" xlink:show="embed" xlink:actuate="onLoad"/><draw:image xlink:href="./ObjectReplacements/Object 130" xlink:type="simple" xlink:show="embed" xlink:actuate="onLoad"/></draw:frame> is <draw:frame draw:style-name="fr2" draw:name="Object130" text:anchor-type="as-char" svg:width="0.6929in" svg:height="0.1839in" draw:z-index="112"><draw:object xlink:href="./Object 131" xlink:type="simple" xlink:show="embed" xlink:actuate="onLoad"/><draw:image xlink:href="./ObjectReplacements/Object 131" xlink:type="simple" xlink:show="embed" xlink:actuate="onLoad"/></draw:frame> and therefore limiting to frequencies less than <draw:frame draw:style-name="fr2" draw:name="Object131" text:anchor-type="as-char" svg:width="0.1571in" svg:height="0.1839in" draw:z-index="113"><draw:object xlink:href="./Object 132" xlink:type="simple" xlink:show="embed" xlink:actuate="onLoad"/><draw:image xlink:href="./ObjectReplacements/Object 132" xlink:type="simple" xlink:show="embed" xlink:actuate="onLoad"/></draw:frame> implies a smallest grid of <draw:frame draw:style-name="fr2" draw:name="Object132" text:anchor-type="as-char" svg:width="0.5799in" svg:height="0.1839in" draw:z-index="114"><draw:object xlink:href="./Object 133" xlink:type="simple" xlink:show="embed" xlink:actuate="onLoad"/><draw:image xlink:href="./ObjectReplacements/Object 133" xlink:type="simple" xlink:show="embed" xlink:actuate="onLoad"/></draw:frame>. This is oversampled by circa 10x to permit subsequent valuation using cubic interpolation. Finally, the real space kernel <text:soft-page-break/>is computed by inverse discrete Fourier transform and then cubic interpolation.</text:p>
      <text:p text:style-name="Text_20_body">Fast and accurate application of this operator is still being investigated. We can apply it either in real space directly to the scaling function coefficients or in wavelet space using non-standard form. Presently, the real-space form is both faster and more accurate.</text:p>
      <text:h text:style-name="Heading_20_2"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115"><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116"><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117"><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2" draw:name="Object98" text:anchor-type="as-char" svg:width="2.5575in" svg:height="0.4508in" draw:z-index="118"><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4" text:name="Text" text:formula="ooow:Text+1" style:num-format="1">35</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119"><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120"><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2" draw:name="Object101" text:anchor-type="as-char" svg:width="5.4098in" svg:height="0.5362in" draw:z-index="121"><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5" text:name="Text" text:formula="ooow:Text+1" style:num-format="1">36</text:sequence>)</text:p>
            </table:table-cell>
          </table:table-row>
        </table:table-header-rows>
      </table:table>
      <text:p text:style-name="Text_20_body">where <draw:frame draw:style-name="fr2" draw:name="Object102" text:anchor-type="as-char" svg:width="0.1862in" svg:height="0.1839in" draw:z-index="122"><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2" draw:name="Object103" text:anchor-type="as-char" svg:width="1.7772in" svg:height="0.2154in" draw:z-index="123"><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6" text:name="Text" text:formula="ooow:Text+1" style:num-format="1">37</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124"><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125"><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126"><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127"><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text:soft-page-break/>separated representation – we only have this for the actual operator (<draw:frame draw:style-name="fr2" draw:name="Object87" text:anchor-type="as-char" svg:width="0.172in" svg:height="0.1839in" draw:z-index="128"><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129"><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130"><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131"><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2" draw:name="Object90" text:anchor-type="as-char" svg:width="0.6953in" svg:height="0.2075in" draw:z-index="132"><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2" draw:name="Object94" text:anchor-type="as-char" svg:width="1.2957in" svg:height="0.2091in" draw:z-index="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7" text:name="Text" text:formula="ooow:Text+1" style:num-format="1">38</text:sequence>)</text:p>
            </table:table-cell>
          </table:table-row>
        </table:table-header-rows>
      </table:table>
      <text:p text:style-name="Text_20_body">where <text:span text:style-name="T5">R</text:span><text:span text:style-name="T12">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2" draw:name="Object104" text:anchor-type="as-char" svg:width="0.8516in" svg:height="0.4374in" draw:z-index="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38" text:name="Text" text:formula="ooow:Text+1" style:num-format="1">39</text:sequence>)</text:p>
            </table:table-cell>
          </table:table-row>
        </table:table-header-rows>
      </table:table>
      <text:p text:style-name="Text_20_body"><text:span text:style-name="T12">and </text:span><text:span text:style-name="T5">T</text:span><text:span text:style-name="T12"> is the block </text:span>of<text:span text:style-name="T5"> R </text:span><text:span text:style-name="T12">that connects sum-coefficients with sum-coefficients. We could compute the Frobenius norm of the operator in </text:span><text:span text:style-name="T12"><text:sequence-ref text:reference-format="text" text:ref-name="refText37">(38)</text:sequence-ref></text:span><text:span text:style-name="T12"> simply as </text:span><text:span text:style-name="T12"><draw:frame draw:style-name="fr2" draw:name="Object105" text:anchor-type="as-char" svg:width="2.2543in" svg:height="0.2508in" draw:z-index="23"><draw:object xlink:href="./Object 106" xlink:type="simple" xlink:show="embed" xlink:actuate="onLoad"/><draw:image xlink:href="./ObjectReplacements/Object 106" xlink:type="simple" xlink:show="embed" xlink:actuate="onLoad"/></draw:frame></text:span><text:span text:style-name="T12">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2" draw:name="Object106" text:anchor-type="as-char" svg:width="1.9492in" svg:height="0.5854in" draw:z-index="8"><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39" text:name="Text" text:formula="ooow:Text+1" style:num-format="1">40</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text:soft-page-break/>Automatic refinement (aka widening the support)</text:h>
      <text:p text:style-name="P5">Same as for multiplication ... need explain why this is good.</text:p>
      <text:h text:style-name="P32" text:outline-level="1">Binary operations</text:h>
      <text:h text:style-name="P33"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2" draw:name="Object65" text:anchor-type="as-char" svg:width="3.1772in" svg:height="0.4626in" draw:z-index="9"><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0" text:name="Text" text:formula="ooow:Text+1" style:num-format="1">41</text:sequence>)</text:p>
            </table:table-cell>
          </table:table-row>
        </table:table-header-rows>
      </table:table>
      <text:h text:style-name="P33"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22"><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5">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5">k-1</text:span> produces a polynomial of order <text:span text:style-name="T5">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34"><draw:object xlink:href="./Object 68" xlink:type="simple" xlink:show="embed" xlink:actuate="onLoad"/><draw:image xlink:href="./ObjectReplacements/Object 68" xlink:type="simple" xlink:show="embed" xlink:actuate="onLoad"/></draw:frame>, where <text:span text:style-name="T5">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ext:soft-page-break/>
          <table:table-row>
            <table:table-cell table:style-name="Table32.A1" office:value-type="string">
              <text:p text:style-name="P14"><draw:frame draw:style-name="fr2" draw:name="Object68" text:anchor-type="as-char" svg:width="3.6965in" svg:height="1.2756in" draw:z-index="11"><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1" text:name="Text" text:formula="ooow:Text+1" style:num-format="1">42</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5">f</text:span> and <text:span text:style-name="T5">g</text:span>) in a volume in terms of its usual scaling function approximation at that level (<text:span text:style-name="T5">s</text:span>) and the correction/differences (<text:span text:style-name="T5">d</text:span>) from <text:span text:style-name="T5">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2"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2" text:name="Text" text:formula="ooow:Text+1" style:num-format="1">43</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5">d</text:span>) in <text:sequence-ref text:reference-format="text" text:ref-name="refText42">(43)</text:sequence-ref> is the sum of corrections at <text:span text:style-name="T5">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1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text:soft-page-break/>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xml:id="list42215304" text:style-name="L5">
        <text:list-item>
          <text:p text:style-name="P25">Square each orbital to make the density.</text:p>
        </text:list-item>
        <text:list-item>
          <text:p text:style-name="P25">Multiply the potential against each orbital.</text:p>
        </text:list-item>
        <text:list-item>
          <text:p text:style-name="P25">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5">O(1)</text:span> not <text:span text:style-name="T5">O(V)</text:span> (<text:span text:style-name="T5">V</text:span>, the volume). <text:s text:c="2"/>Similarly, we must reduce the cost of the <draw:frame draw:style-name="fr2" draw:name="Object71" text:anchor-type="as-char" svg:width="0.5437in" svg:height="0.2154in" draw:z-index="14"><draw:object xlink:href="./Object 72" xlink:type="simple" xlink:show="embed" xlink:actuate="onLoad"/><draw:image xlink:href="./ObjectReplacements/Object 72" xlink:type="simple" xlink:show="embed" xlink:actuate="onLoad"/></draw:frame> products in HF exchange to <text:span text:style-name="T5">O(N)</text:span>. <text:s text:c="2"/>Therefore, we first did the exact algorithm and will very shortly do one that exploits locality.</text:p>
      <text:h text:style-name="P34"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5"><draw:frame draw:style-name="fr2" draw:name="Object72" text:anchor-type="as-char" svg:width="0.4374in" svg:height="0.1917in" draw:z-index="15"><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6"><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4"><draw:frame draw:style-name="fr2" draw:name="Object75" text:anchor-type="as-char" svg:width="3.0417in" svg:height="1.089in" draw:z-index="18"><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3" text:name="Text" text:formula="ooow:Text+1" style:num-format="1">44</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2" draw:name="Object76" text:anchor-type="as-char" svg:width="0.8945in" svg:height="0.2291in" draw:z-index="1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4" text:name="Text" text:formula="ooow:Text+1" style:num-format="1">45</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2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2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text:soft-page-break/>Data structures</text:h>
      <text:p text:style-name="P4"><text:span text:style-name="T1">The d-dimension function is represented as a 2</text:span><text:span text:style-name="T7">d</text:span><text:span text:style-name="T1">-tree. <text:s text:c="2"/>Nodes in the tree are labeled by an instance of </text:span><text:span text:style-name="T11">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1">FunctionNode&lt;T,d&gt;</text:span><text:span text:style-name="T1"> that presently contains the coefficients </text:span><text:span text:style-name="T1">and an indicator if this node has children. <text:s text:c="2"/>Nodes without children are sometimes referred to as leaves. <text:s text:c="2"/>Nodes, indexed by keys, are stored in a distributed hash table that is an instance of </text:span><text:span text:style-name="T11">WorldContainer&lt;Key&lt;d&gt;,FunctionNode&lt;T,d&gt;&gt;</text:span><text:span text:style-name="T1">. <text:s text:c="2"/>This container uses a two-level hash to first map a key to the processes (referred to as the owner) in </text:span><text:span text:style-name="T1">which the data resides, and then into a </text:span><text:span text:style-name="T1">local instance of either a GNU </text:span><text:span text:style-name="T11">hash _map</text:span><text:span text:style-name="T1"> or a TR1 </text:span><text:span text:style-name="T11">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5">d</text:span>) and data <text:span text:style-name="T1">type (</text:span><text:span text:style-name="T11">T,</text:span><text:span text:style-name="T1"> e.g., float, </text:span><text:span text:style-name="T1">double, float _complex, double _complex) are gathered together into </text:span><text:span text:style-name="T11">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1">Function&lt;T,d&gt;</text:span><text:span text:style-name="T1"> contains only a </text:span><text:span text:style-name="T1">shared pointer to the actual implementation which is an instance of </text:span><text:span text:style-name="T11">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1">Function&lt;T,d&gt;</text:span><text:span text:style-name="T1"> takes an instance of </text:span><text:span text:style-name="T11">FunctionFactory&lt;T,d&gt; </text:span><text:span text:style-name="T1">as its sole argument. <text:s text:c="2"/>The methods of </text:span><text:span text:style-name="T11">FunctionFactory&lt;T,d&gt;</text:span><text:span text:style-name="T1"> enable setting of options and parameters and each returns a reference to the object to permit chaining of methods. <text:s text:c="2"/>A current problem with </text:span><text:soft-page-break/><text:span text:style-name="T11">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1">SharedPointer&lt;T&gt;</text:span><text:span text:style-name="T1">, which wraps a pointer of type </text:span><text:span text:style-name="T11">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text:span><text:span text:style-name="T1">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1">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5">(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1">KeyChildIterator</text:span><text:span text:style-name="T1"> class. <text:s text:c="2"/>The presence of coefficients is presently determined by looking at the size of the tensor storing the </text:span><text:span text:style-name="T1">coefficients; size zero means no coefficients.</text:span></text:p>
      <text:p text:style-name="P4">In the reconstructed form (scaling function basis), a tree has coefficients (a <text:span text:style-name="T2">k</text:span><text:span text:style-name="T8">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5">2k)</text:span><text:span text:style-name="T9">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8">d</text:span><text:span text:style-name="T1"> tensor for interior nodes and a </text:span><text:span text:style-name="T2">k</text:span><text:span text:style-name="T8">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text:span><text:soft-page-break/><text:span text:style-name="T1">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1">has _children</text:span><text:span text:style-name="T1"> flag to false. <text:s text:c="2"/>Finally, it </text:span><text:span text:style-name="T1">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1">FunctionDefaults</text:span><text:span text:style-name="T1">. <text:s text:c="2"/>I.e., </text:span><text:span text:style-name="T11">FunctionDefaults</text:span><text:span text:style-name="T1"> is only used when the user invokes the </text:span><text:span text:style-name="T11">Function</text:span><text:span text:style-name="T1"> constructor to fill unspecified elements of </text:span><text:span text:style-name="T11">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11">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text:span><text:soft-page-break/><text:span text:style-name="T1">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xml:id="list42212899" text:style-name="L6">
        <text:list-item>
          <text:p text:style-name="P26"><text:span text:style-name="T10">f*g+h</text:span> becomes <text:span text:style-name="T10">(f*g)+h</text:span> becomes <text:span text:style-name="T10">(f.mul(g)).add(h)</text:span> and thus the result has the <text:span text:style-name="T1">same parameters as </text:span><text:span text:style-name="T11">f</text:span><text:span text:style-name="T1">.</text:span></text:p>
        </text:list-item>
        <text:list-item>
          <text:p text:style-name="P26"><text:span text:style-name="T10">h+f*g</text:span> becomes <text:span text:style-name="T10">h+(f*g)</text:span> becomes <text:span text:style-name="T10">h.add(f.mul(g))</text:span> and thus the result has the <text:span text:style-name="T1">same </text:span><text:span text:style-name="T1">parameters as </text:span><text:span text:style-name="T11">h</text:span><text:span text:style-name="T1">.</text:span></text:p>
        </text:list-item>
        <text:list-item>
          <text:p text:style-name="P26"><text:span text:style-name="T10">f*g*h</text:span> has undefined order of evaluation since the two operators have equal <text:span text:style-name="T1">precedence, but the compiler is not free to assume that multiplication is commutative and hence the result is either </text:span><text:span text:style-name="T11">f.mul(g.mul(h))</text:span><text:span text:style-name="T1"> or </text:span><text:span text:style-name="T11">f.mul(g).mul(h)</text:span><text:span text:style-name="T1"> which will both inherit the parameters of </text:span><text:span text:style-name="T11">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text:soft-page-break/>Viewing and editing this document</text:h>
      <text:p text:style-name="Text_20_body">Under Linux ensure you have the Microsoft true-type fonts installed – they are free. Under Ubuntu install package <text:span text:style-name="T10">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9</text:page-number></text:p>
      </style:footer>
    </style:master-page>
    <style:master-page style:name="Right_20_Page" style:display-name="Right Page" style:page-layout-name="Mpm3" style:next-style-name="Left_20_Page">
      <style:footer>
        <text:p text:style-name="MP1"><text:page-number text:select-page="current">19</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08-23T10:11:33</meta:creation-date>
    <dc:date>2010-01-18T22:18:15.19</dc:date>
    <meta:editing-cycles>84</meta:editing-cycles>
    <meta:editing-duration>PT135H34M38S</meta:editing-duration>
    <meta:document-statistic meta:table-count="47" meta:image-count="0" meta:object-count="132" meta:page-count="24" meta:paragraph-count="405" meta:word-count="6862" meta:character-count="431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sup>
          <math:mfenced math:open="" math:close="">
            <math:mrow>
              <math:mn>1</math:mn>
              <math:mo math:stretchy="false">+</math:mo>
              <math:msup>
                <math:mi>k</math:mi>
                <math:mn>30</math:mn>
              </math:msup>
            </math:mrow>
          </math:mfenced>
          <math:mrow>
            <math:mo math:stretchy="false">−</math:mo>
            <math:mn>1</math:mn>
          </math:mrow>
        </math:msup>
      </math:mrow>
    </math:mrow>
    <math:annotation math:encoding="StarMath 5.0">F(k) = left ( 1 + k^30 right )^-1</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